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f9a" officeooo:paragraph-rsid="00119f9a"/>
    </style:style>
    <style:style style:name="P2" style:family="paragraph" style:parent-style-name="Standard">
      <style:text-properties fo:font-size="16pt" fo:font-weight="bold" officeooo:rsid="0012eb8e" officeooo:paragraph-rsid="0012eb8e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12eb8e" officeooo:paragraph-rsid="0012eb8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1pt" fo:font-weight="normal" officeooo:rsid="0012eb8e" officeooo:paragraph-rsid="0012eb8e" style:font-size-asian="9.60000038146973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51"/>Mongodb</text:p>
      <text:p text:style-name="P2"/>
      <text:p text:style-name="P3">addweb@JPL-011:~$ sudo service mongodb start</text:p>
      <text:p text:style-name="P3">addweb@JPL-011:~$ mongo</text:p>
      <text:p text:style-name="P3">MongoDB shell version v3.6.8</text:p>
      <text:p text:style-name="P3">connecting to: mongodb://127.0.0.1:27017</text:p>
      <text:p text:style-name="P3">Implicit session: session { "id" : UUID("ee75bea1-7c7c-4980-a365-6f332f9d9ea6") }</text:p>
      <text:p text:style-name="P3">MongoDB server version: 3.6.8</text:p>
      <text:p text:style-name="P3">Welcome to the MongoDB shell.</text:p>
      <text:p text:style-name="P3">For interactive help, type "help".</text:p>
      <text:p text:style-name="P3">For more comprehensive documentation, see</text:p>
      <text:p text:style-name="P3"><text:tab/>http://docs.mongodb.org/</text:p>
      <text:p text:style-name="P3">Questions? Try the support group</text:p>
      <text:p text:style-name="P3"><text:tab/>http://groups.google.com/group/mongodb-user</text:p>
      <text:p text:style-name="P3">Server has startup warnings: </text:p>
      <text:p text:style-name="P3">2021-12-28T11:22:30.977+0530 I STORAGE <text:s/>[initandlisten] </text:p>
      <text:p text:style-name="P3">2021-12-28T11:22:30.977+0530 I STORAGE <text:s/>[initandlisten] ** WARNING: Using the XFS filesystem is strongly recommended with the WiredTiger storage engine</text:p>
      <text:p text:style-name="P3">2021-12-28T11:22:30.977+0530 I STORAGE <text:s/>[initandlisten] ** <text:s text:c="9"/>See http://dochub.mongodb.org/core/prodnotes-filesystem</text:p>
      <text:p text:style-name="P3">2021-12-28T11:22:31.707+0530 I CONTROL <text:s/>[initandlisten] </text:p>
      <text:p text:style-name="P3">2021-12-28T11:22:31.707+0530 I CONTROL <text:s/>[initandlisten] ** WARNING: Access control is not enabled for the database.</text:p>
      <text:p text:style-name="P3">2021-12-28T11:22:31.707+0530 I CONTROL <text:s/>[initandlisten] ** <text:s text:c="9"/>Read and write access to data and configuration is unrestricted.</text:p>
      <text:p text:style-name="P3">2021-12-28T11:22:31.707+0530 I CONTROL <text:s/>[initandlisten] </text:p>
      <text:p text:style-name="P3">&gt; show dbs</text:p>
      <text:p text:style-name="P3">admin <text:s text:c="2"/>0.000GB</text:p>
      <text:p text:style-name="P3">config <text:s/>0.000GB</text:p>
      <text:p text:style-name="P3">local <text:s text:c="2"/>0.000GB</text:p>
      <text:p text:style-name="P3">&gt; use society</text:p>
      <text:p text:style-name="P3">switched to db society</text:p>
      <text:p text:style-name="P3">&gt; db</text:p>
      <text:p text:style-name="P3">society</text:p>
      <text:p text:style-name="P3">&gt; db.createCollection('students')</text:p>
      <text:p text:style-name="P3">{ "ok" : 1 }</text:p>
      <text:p text:style-name="P3">&gt; show collections</text:p>
      <text:p text:style-name="P3">students</text:p>
      <text:p text:style-name="P3">&gt; db.comments.insertMany([{</text:p>
      <text:p text:style-name="P3">... 'name':'rohan',</text:p>
      <text:p text:style-name="P3">... 'citizenId':'s1',</text:p>
      <text:p text:style-name="P3">... 'age': 12,</text:p>
      <text:p text:style-name="P3">... 'city':'jaipur'</text:p>
      <text:p text:style-name="P3">... },</text:p>
      <text:p text:style-name="P3">... {</text:p>
      <text:p text:style-name="P3">... 'name':'sohan',</text:p>
      <text:p text:style-name="P3">... 'citizenId': 's2',</text:p>
      <text:p text:style-name="P3">... 'age': 14,</text:p>
      <text:p text:style-name="P3">... 'city':'dausa'</text:p>
      <text:p text:style-name="P3">... },</text:p>
      <text:p text:style-name="P3">... {}</text:p>
      <text:p text:style-name="P3">... ])</text:p>
      <text:p text:style-name="P3"><text:soft-page-break/>{</text:p>
      <text:p text:style-name="P3"><text:tab/>"acknowledged" : true,</text:p>
      <text:p text:style-name="P3"><text:tab/>"insertedIds" : [</text:p>
      <text:p text:style-name="P3"><text:tab/><text:tab/>ObjectId("61caaf3caf249ae319c7b650"),</text:p>
      <text:p text:style-name="P3"><text:tab/><text:tab/>ObjectId("61caaf3caf249ae319c7b651"),</text:p>
      <text:p text:style-name="P3"><text:tab/><text:tab/>ObjectId("61caaf3caf249ae319c7b652")</text:p>
      <text:p text:style-name="P3"><text:tab/>]</text:p>
      <text:p text:style-name="P3">}</text:p>
      <text:p text:style-name="P3">&gt; db.students.find()</text:p>
      <text:p text:style-name="P3">&gt; db.comments.find()</text:p>
      <text:p text:style-name="P3">{ "_id" : ObjectId("61caaf3caf249ae319c7b650"), "name" : "rohan", "citizenId" : "s1", "age" : 12, "city" : "jaipur" }</text:p>
      <text:p text:style-name="P3">{ "_id" : ObjectId("61caaf3caf249ae319c7b651"), "name" : "sohan", "citizenId" : "s2", "age" : 14, "city" : "dausa" }</text:p>
      <text:p text:style-name="P3">{ "_id" : ObjectId("61caaf3caf249ae319c7b652") }</text:p>
      <text:p text:style-name="P3">&gt; show dbs</text:p>
      <text:p text:style-name="P3">admin <text:s text:c="3"/>0.000GB</text:p>
      <text:p text:style-name="P3">config <text:s text:c="2"/>0.000GB</text:p>
      <text:p text:style-name="P3">local <text:s text:c="3"/>0.000GB</text:p>
      <text:p text:style-name="P3">society <text:s/>0.000GB</text:p>
      <text:p text:style-name="P3">&gt; db.comments.drop()</text:p>
      <text:p text:style-name="P3">true</text:p>
      <text:p text:style-name="P3">&gt; show collections</text:p>
      <text:p text:style-name="P3">students</text:p>
      <text:p text:style-name="P3">&gt; db.students.insert([{</text:p>
      <text:p text:style-name="P3">... { "_id" : ObjectId("61caaf3caf249ae319c7b650"), "name" : "rohan", "citizenId" : "s1", "age" : 12, "city" : "jaipur" }</text:p>
      <text:p text:style-name="P3">... { "_id" : ObjectId("61caaf3caf249ae319c7b651"), "name" : "sohan", "citizenId" : "s2", "age" : 14, "city" : "dausa" }</text:p>
      <text:p text:style-name="P3">... )</text:p>
      <text:p text:style-name="P3">... ^C</text:p>
      <text:p text:style-name="P3"/>
      <text:p text:style-name="P3">&gt; db.students.insert([^C</text:p>
      <text:p text:style-name="P3">bye</text:p>
      <text:p text:style-name="P3">addweb@JPL-011:~$ sudo service mongodb start</text:p>
      <text:p text:style-name="P3">[sudo] password for addweb: </text:p>
      <text:p text:style-name="P3">addweb@JPL-011:~$ mongo</text:p>
      <text:p text:style-name="P3">MongoDB shell version v3.6.8</text:p>
      <text:p text:style-name="P3">connecting to: mongodb://127.0.0.1:27017</text:p>
      <text:p text:style-name="P3">Implicit session: session { "id" : UUID("a16fa62d-dc3d-46c1-8caf-6ae786434cc7") }</text:p>
      <text:p text:style-name="P3">MongoDB server version: 3.6.8</text:p>
      <text:p text:style-name="P3">Server has startup warnings: </text:p>
      <text:p text:style-name="P3">2021-12-28T11:22:30.977+0530 I STORAGE <text:s/>[initandlisten] </text:p>
      <text:p text:style-name="P3">2021-12-28T11:22:30.977+0530 I STORAGE <text:s/>[initandlisten] ** WARNING: Using the XFS filesystem is strongly recommended with the WiredTiger storage engine</text:p>
      <text:p text:style-name="P3">2021-12-28T11:22:30.977+0530 I STORAGE <text:s/>[initandlisten] ** <text:s text:c="9"/>See http://dochub.mongodb.org/core/prodnotes-filesystem</text:p>
      <text:p text:style-name="P3">2021-12-28T11:22:31.707+0530 I CONTROL <text:s/>[initandlisten] </text:p>
      <text:p text:style-name="P3">2021-12-28T11:22:31.707+0530 I CONTROL <text:s/>[initandlisten] ** WARNING: Access control is not enabled for the database.</text:p>
      <text:p text:style-name="P3">2021-12-28T11:22:31.707+0530 I CONTROL <text:s/>[initandlisten] ** <text:s text:c="9"/>Read and write access to data and configuration is unrestricted.</text:p>
      <text:p text:style-name="P3"><text:soft-page-break/>2021-12-28T11:22:31.707+0530 I CONTROL <text:s/>[initandlisten] </text:p>
      <text:p text:style-name="P3">&gt; use students</text:p>
      <text:p text:style-name="P3">switched to db students</text:p>
      <text:p text:style-name="P3">&gt; db</text:p>
      <text:p text:style-name="P3">students</text:p>
      <text:p text:style-name="P3">&gt; show collection</text:p>
      <text:p text:style-name="P3">2021-12-28T12:10:35.474+0530 E QUERY <text:s text:c="3"/>[thread1] Error: don't know how to show [collection] :</text:p>
      <text:p text:style-name="P3">shellHelper.show@src/mongo/shell/utils.js:997:11</text:p>
      <text:p text:style-name="P3">shellHelper@src/mongo/shell/utils.js:750:15</text:p>
      <text:p text:style-name="P3">@(shellhelp2):1:1</text:p>
      <text:p text:style-name="P3">&gt; show dbs</text:p>
      <text:p text:style-name="P3">admin <text:s text:c="3"/>0.000GB</text:p>
      <text:p text:style-name="P3">config <text:s text:c="2"/>0.000GB</text:p>
      <text:p text:style-name="P3">local <text:s text:c="3"/>0.000GB</text:p>
      <text:p text:style-name="P3">society <text:s/>0.000GB</text:p>
      <text:p text:style-name="P3">&gt; use society</text:p>
      <text:p text:style-name="P3">switched to db society</text:p>
      <text:p text:style-name="P3">&gt; show collections</text:p>
      <text:p text:style-name="P3">students</text:p>
      <text:p text:style-name="P3">&gt; db.students.find()</text:p>
      <text:p text:style-name="P3">&gt; db.students.insertMany([</text:p>
      <text:p text:style-name="P3">... {"name" : "rohan", "citizenId" : "s1", "age" : 12, "city" : "jaipur" },{"name" : "manish", "citizenId" : "s2", "age" : 14, "city" : "chitugrah" },{"name" : "chotulal", "citizenId" : "s3", "age" : 17, "city" : "jaipur" },{"name" : "puspa", "citizenId" : "s4", "age" : 20, "city" : "jai" },{"name" : "kishan", "citizenId" : "s5", "age" : 18, "city" : "vancy" },{"name" : "aditya", "citizenId" : "s6", "age" : 19, "city" : "jaipur" },{"name" : "nikhil", "citizenId" : "s7", "age" : 18, "city" : "pakistan" },{"name" : "mansi", "citizenId" : "s8", "age" : 12, "city" : "china" },{"name" : "vinit", "citizenId" : "s9", "age" : 19, "city" : "jabalpur" },{"name" : "mukesh", "citizenId" : "s10", "age" : 15, "city" : "jaipur" }])</text:p>
      <text:p text:style-name="P3">{</text:p>
      <text:p text:style-name="P3"><text:tab/>"acknowledged" : true,</text:p>
      <text:p text:style-name="P3"><text:tab/>"insertedIds" : [</text:p>
      <text:p text:style-name="P3"><text:tab/><text:tab/>ObjectId("61cab34c2beaff423dcc9257"),</text:p>
      <text:p text:style-name="P3"><text:tab/><text:tab/>ObjectId("61cab34c2beaff423dcc9258"),</text:p>
      <text:p text:style-name="P3"><text:tab/><text:tab/>ObjectId("61cab34c2beaff423dcc9259"),</text:p>
      <text:p text:style-name="P3"><text:tab/><text:tab/>ObjectId("61cab34c2beaff423dcc925a"),</text:p>
      <text:p text:style-name="P3"><text:tab/><text:tab/>ObjectId("61cab34c2beaff423dcc925b"),</text:p>
      <text:p text:style-name="P3"><text:tab/><text:tab/>ObjectId("61cab34c2beaff423dcc925c"),</text:p>
      <text:p text:style-name="P3"><text:tab/><text:tab/>ObjectId("61cab34c2beaff423dcc925d"),</text:p>
      <text:p text:style-name="P3"><text:tab/><text:tab/>ObjectId("61cab34c2beaff423dcc925e"),</text:p>
      <text:p text:style-name="P3"><text:tab/><text:tab/>ObjectId("61cab34c2beaff423dcc925f"),</text:p>
      <text:p text:style-name="P3"><text:tab/><text:tab/>ObjectId("61cab34c2beaff423dcc9260")</text:p>
      <text:p text:style-name="P3"><text:tab/>]</text:p>
      <text:p text:style-name="P3">}</text:p>
      <text:p text:style-name="P3">&gt; db.students.find()</text:p>
      <text:p text:style-name="P3">{ "_id" : ObjectId("61cab34c2beaff423dcc9257"), "name" : "rohan", "citizenId" : "s1", "age" : 12, "city" : "jaipur" }</text:p>
      <text:p text:style-name="P3">{ "_id" : ObjectId("61cab34c2beaff423dcc9258"), "name" : "manish", "citizenId" : "s2", "age" : 14, "city" : "chitugrah" }</text:p>
      <text:p text:style-name="P3">{ "_id" : ObjectId("61cab34c2beaff423dcc9259"), "name" : "chotulal", "citizenId" : "s3", "age" : 17, "city" : "jaipur" }</text:p>
      <text:p text:style-name="P3"><text:soft-page-break/>{ "_id" : ObjectId("61cab34c2beaff423dcc925a"), "name" : "puspa", "citizenId" : "s4", "age" : 20, "city" : "jai" }</text:p>
      <text:p text:style-name="P3">{ "_id" : ObjectId("61cab34c2beaff423dcc925b"), "name" : "kishan", "citizenId" : "s5", "age" : 18, "city" : "vancy" }</text:p>
      <text:p text:style-name="P3">{ "_id" : ObjectId("61cab34c2beaff423dcc925c"), "name" : "aditya", "citizenId" : "s6", "age" : 19, "city" : "jaipur" }</text:p>
      <text:p text:style-name="P3">{ "_id" : ObjectId("61cab34c2beaff423dcc925d"), "name" : "nikhil", "citizenId" : "s7", "age" : 18, "city" : "pakistan" }</text:p>
      <text:p text:style-name="P3">{ "_id" : ObjectId("61cab34c2beaff423dcc925e"), "name" : "mansi", "citizenId" : "s8", "age" : 12, "city" : "china" }</text:p>
      <text:p text:style-name="P3">{ "_id" : ObjectId("61cab34c2beaff423dcc925f"), "name" : "vinit", "citizenId" : "s9", "age" : 19, "city" : "jabalpur" }</text:p>
      <text:p text:style-name="P3">{ "_id" : ObjectId("61cab34c2beaff423dcc9260"), "name" : "mukesh", "citizenId" : "s10", "age" : 15, "city" : "jaipur" }</text:p>
      <text:p text:style-name="P3">&gt; </text:p>
      <text:p text:style-name="P3">&gt; db.students.insertMany([</text:p>
      <text:p text:style-name="P3">... db.students.find()^C</text:p>
      <text:p text:style-name="P3"/>
      <text:p text:style-name="P3">&gt; db.teachers.insertMany([{"name" : "Tohan", "citizenId" : "t1", "age" : 32, "city" : "jaipur" },{"name" : "tanish", "citizenId" : "t2", "age" : 34, "city" : "chitugrah" },{"name" : "thotulal", "citizenId" : "t3", "age" : 37, "city" : "jaipur" },{"name" : "tuspa", "citizenId" : "t4", "age" : 30, "city" : "jai" },{"name" : "tishan", "citizenId" : "t5", "age" : 38, "city" : "vancy" },{"name" : "tditya", "citizenId" : "t6", "age" : 29, "city" : "jaipur" },{"name" : "tikhil", "citizenId" : "t7", "age" : 38, "city" : "pakistan" },{"name" : "tansi", "citizenId" : "t8", "age" : 32, "city" : "china" },{"name" : "tinit", "citizenId" : "t9", "age" : 29, "city" : "jabalpur" },{"name" : "tukesh", "citizenId" : "t10", "age" : 35, "city" : "jaipur" }])</text:p>
      <text:p text:style-name="P3">{</text:p>
      <text:p text:style-name="P3"><text:tab/>"acknowledged" : true,</text:p>
      <text:p text:style-name="P3"><text:tab/>"insertedIds" : [</text:p>
      <text:p text:style-name="P3"><text:tab/><text:tab/>ObjectId("61cab5342beaff423dcc9261"),</text:p>
      <text:p text:style-name="P3"><text:tab/><text:tab/>ObjectId("61cab5342beaff423dcc9262"),</text:p>
      <text:p text:style-name="P3"><text:tab/><text:tab/>ObjectId("61cab5342beaff423dcc9263"),</text:p>
      <text:p text:style-name="P3"><text:tab/><text:tab/>ObjectId("61cab5342beaff423dcc9264"),</text:p>
      <text:p text:style-name="P3"><text:tab/><text:tab/>ObjectId("61cab5342beaff423dcc9265"),</text:p>
      <text:p text:style-name="P3"><text:tab/><text:tab/>ObjectId("61cab5342beaff423dcc9266"),</text:p>
      <text:p text:style-name="P3"><text:tab/><text:tab/>ObjectId("61cab5342beaff423dcc9267"),</text:p>
      <text:p text:style-name="P3"><text:tab/><text:tab/>ObjectId("61cab5342beaff423dcc9268"),</text:p>
      <text:p text:style-name="P3"><text:tab/><text:tab/>ObjectId("61cab5342beaff423dcc9269"),</text:p>
      <text:p text:style-name="P3"><text:tab/><text:tab/>ObjectId("61cab5342beaff423dcc926a")</text:p>
      <text:p text:style-name="P3"><text:tab/>]</text:p>
      <text:p text:style-name="P3">}</text:p>
      <text:p text:style-name="P3">&gt; db.doctors.insertMany([{"name" : "dohan", "citizenId" : "d1", "age" : 32, "city" : "jaipur" },{"name" : "danish", "citizenId" : "d2", "age" : 34, "city" : "dhitugrah" },{"name" : "dhotulal", "citizenId" : "d3", "age" : 37, "city" : "jaipur" },{"name" : "duspa", "citizenId" : "d4", "age" : 30, "city" : "jai" },{"name" : "dishan", "citizenId" : "d5", "age" : 38, "city" : "vancy" },{"name" : "dditya", "citizenId" : "d6", "age" : 29, "city" : "jaipur" },{"name" : "dikhil", "citizenId" : "d7", "age" : 38, "city" : "pakistan" },{"name" : "dansi", "citizenId" : "d8", "age" : 32, "city" : "china" },{"name" : "dinit", "citizenId" : "d9", "age" : 29, "city" : "jabalpur" },{"name" : "dukesh", "citizenId" : "d10", "age" : 35, "city" : "jaipur" }])</text:p>
      <text:p text:style-name="P3">{</text:p>
      <text:p text:style-name="P3"><text:tab/>"acknowledged" : true,</text:p>
      <text:p text:style-name="P3"><text:tab/>"insertedIds" : [</text:p>
      <text:p text:style-name="P3"><text:soft-page-break/><text:tab/><text:tab/>ObjectId("61cab5f42beaff423dcc926b"),</text:p>
      <text:p text:style-name="P3"><text:tab/><text:tab/>ObjectId("61cab5f42beaff423dcc926c"),</text:p>
      <text:p text:style-name="P3"><text:tab/><text:tab/>ObjectId("61cab5f42beaff423dcc926d"),</text:p>
      <text:p text:style-name="P3"><text:tab/><text:tab/>ObjectId("61cab5f42beaff423dcc926e"),</text:p>
      <text:p text:style-name="P3"><text:tab/><text:tab/>ObjectId("61cab5f42beaff423dcc926f"),</text:p>
      <text:p text:style-name="P3"><text:tab/><text:tab/>ObjectId("61cab5f42beaff423dcc9270"),</text:p>
      <text:p text:style-name="P3"><text:tab/><text:tab/>ObjectId("61cab5f42beaff423dcc9271"),</text:p>
      <text:p text:style-name="P3"><text:tab/><text:tab/>ObjectId("61cab5f42beaff423dcc9272"),</text:p>
      <text:p text:style-name="P3"><text:tab/><text:tab/>ObjectId("61cab5f42beaff423dcc9273"),</text:p>
      <text:p text:style-name="P3"><text:tab/><text:tab/>ObjectId("61cab5f42beaff423dcc9274")</text:p>
      <text:p text:style-name="P3"><text:tab/>]</text:p>
      <text:p text:style-name="P3">}</text:p>
      <text:p text:style-name="P3">&gt; db.engineers.insertMany([{"name" : "eohan", "citizenId" : "e1", "age" : 42, "city" : "jaipur" },{"name" : "eanish", "citizenId" : "e2", "age" : 24, "city" : "chitugrah" },{"name" : "ehotulal", "citizenId" : "e3", "age" : 37, "city" : "jaipur" },{"name" : "euspa", "citizenId" : "e4", "age" : 20, "city" : "jai" },{"name" : "eishan", "citizenId" : "e5", "age" : 38, "city" : "vancy" },{"name" : "editya", "citizenId" : "e6", "age" : 29, "city" : "jaipur" },{"name" : "eikhil", "citizenId" : "e7", "age" : 32, "city" : "pakistan" },{"name" : "eansi", "citizenId" : "e8", "age" : 39, "city" : "china" },{"name" : "einit", "citizenId" : "e9", "age" : 29, "city" : "jabalpur" },{"name" : "eukesh", "citizenId" : "e10", "age" : 35, "city" : "jaipur" }])</text:p>
      <text:p text:style-name="P3">{</text:p>
      <text:p text:style-name="P3"><text:tab/>"acknowledged" : true,</text:p>
      <text:p text:style-name="P3"><text:tab/>"insertedIds" : [</text:p>
      <text:p text:style-name="P3"><text:tab/><text:tab/>ObjectId("61cab6d22beaff423dcc9275"),</text:p>
      <text:p text:style-name="P3"><text:tab/><text:tab/>ObjectId("61cab6d22beaff423dcc9276"),</text:p>
      <text:p text:style-name="P3"><text:tab/><text:tab/>ObjectId("61cab6d22beaff423dcc9277"),</text:p>
      <text:p text:style-name="P3"><text:tab/><text:tab/>ObjectId("61cab6d22beaff423dcc9278"),</text:p>
      <text:p text:style-name="P3"><text:tab/><text:tab/>ObjectId("61cab6d22beaff423dcc9279"),</text:p>
      <text:p text:style-name="P3"><text:tab/><text:tab/>ObjectId("61cab6d22beaff423dcc927a"),</text:p>
      <text:p text:style-name="P3"><text:tab/><text:tab/>ObjectId("61cab6d22beaff423dcc927b"),</text:p>
      <text:p text:style-name="P3"><text:tab/><text:tab/>ObjectId("61cab6d22beaff423dcc927c"),</text:p>
      <text:p text:style-name="P3"><text:tab/><text:tab/>ObjectId("61cab6d22beaff423dcc927d"),</text:p>
      <text:p text:style-name="P3"><text:tab/><text:tab/>ObjectId("61cab6d22beaff423dcc927e")</text:p>
      <text:p text:style-name="P3"><text:tab/>]</text:p>
      <text:p text:style-name="P3">}</text:p>
      <text:p text:style-name="P3">&gt; db.farmers.insertMany([{"name" : "fohan", "citizenId" : "t1", "age" : 32, "city" : "jaipur" },{"name" : "fanish", "citizenId" : "f2", "age" : 34, "city" : "fhitugrah" },{"name" : "fhotulal", "citizenId" : "f3", "age" : 37, "city" : "jaipur" },{"name" : "fuspa", "citizenId" : "f4", "age" : 30, "city" : "jai" },{"name" : "fishan", "citizenId" : "f5", "age" : 38, "city" : "vancy" },{"name" : "fditya", "citizenId" : "f6", "age" : 29, "city" : "jaipur" },{"name" : "fikhil", "citizenId" : "f7", "age" : 38, "city" : "pakistan" },{"name" : "fansi", "citizenId" : "f8", "age" : 32, "city" : "china" },{"name" : "finit", "citizenId" : "f9", "age" : 29, "city" : "jabalpur" },{"name" : "fukesh", "citizenId" : "f10", "age" : 35, "city" : "jaipur" }])</text:p>
      <text:p text:style-name="P3">{</text:p>
      <text:p text:style-name="P3"><text:tab/>"acknowledged" : true,</text:p>
      <text:p text:style-name="P3"><text:tab/>"insertedIds" : [</text:p>
      <text:p text:style-name="P3"><text:tab/><text:tab/>ObjectId("61cab80a2beaff423dcc927f"),</text:p>
      <text:p text:style-name="P3"><text:tab/><text:tab/>ObjectId("61cab80a2beaff423dcc9280"),</text:p>
      <text:p text:style-name="P3"><text:tab/><text:tab/>ObjectId("61cab80a2beaff423dcc9281"),</text:p>
      <text:p text:style-name="P3"><text:tab/><text:tab/>ObjectId("61cab80a2beaff423dcc9282"),</text:p>
      <text:p text:style-name="P3"><text:tab/><text:tab/>ObjectId("61cab80a2beaff423dcc9283"),</text:p>
      <text:p text:style-name="P3"><text:tab/><text:tab/>ObjectId("61cab80a2beaff423dcc9284"),</text:p>
      <text:p text:style-name="P3"><text:soft-page-break/><text:tab/><text:tab/>ObjectId("61cab80a2beaff423dcc9285"),</text:p>
      <text:p text:style-name="P3"><text:tab/><text:tab/>ObjectId("61cab80a2beaff423dcc9286"),</text:p>
      <text:p text:style-name="P3"><text:tab/><text:tab/>ObjectId("61cab80a2beaff423dcc9287"),</text:p>
      <text:p text:style-name="P3"><text:tab/><text:tab/>ObjectId("61cab80a2beaff423dcc9288")</text:p>
      <text:p text:style-name="P3"><text:tab/>]</text:p>
      <text:p text:style-name="P3">}</text:p>
      <text:p text:style-name="P3">&gt; show collections</text:p>
      <text:p text:style-name="P3">doctors</text:p>
      <text:p text:style-name="P3">engineers</text:p>
      <text:p text:style-name="P3">farmers</text:p>
      <text:p text:style-name="P3">students</text:p>
      <text:p text:style-name="P3">teachers</text:p>
      <text:p text:style-name="P3">&gt; db.merchants.insertMany([{"name" : "mohan", "citizenId" : "m1", "age" : 32, "city" : "jaipur" },{"name" : "manish", "citizenId" : "m2", "age" : 34, "city" : "mhitugrah" },{"name" : "mhotulal", "citizenId" : "m3", "age" : 37, "city" : "jaipur" },{"name" : "muspa", "citizenId" : "m4", "age" : 30, "city" : "jai" },{"name" : "mishan", "citizenId" : "m5", "age" : 38, "city" : "vancy" },{"name" : "mditya", "citizenId" : "m6", "age" : 29, "city" : "jaipur" },{"name" : "mikhil", "citizenId" : "m7", "age" : 38, "city" : "pakistan" },{"name" : "mansi", "citizenId" : "m8", "age" : 32, "city" : "china" },{"name" : "minit", "citizenId" : "m9", "age" : 29, "city" : "jabalpur" },{"name" : "mukesh", "citizenId" : "m10", "age" : 35, "city" : "jaipur" }])</text:p>
      <text:p text:style-name="P3">{</text:p>
      <text:p text:style-name="P3"><text:tab/>"acknowledged" : true,</text:p>
      <text:p text:style-name="P3"><text:tab/>"insertedIds" : [</text:p>
      <text:p text:style-name="P3"><text:tab/><text:tab/>ObjectId("61cabaa62beaff423dcc9289"),</text:p>
      <text:p text:style-name="P3"><text:tab/><text:tab/>ObjectId("61cabaa62beaff423dcc928a"),</text:p>
      <text:p text:style-name="P3"><text:tab/><text:tab/>ObjectId("61cabaa62beaff423dcc928b"),</text:p>
      <text:p text:style-name="P3"><text:tab/><text:tab/>ObjectId("61cabaa62beaff423dcc928c"),</text:p>
      <text:p text:style-name="P3"><text:tab/><text:tab/>ObjectId("61cabaa62beaff423dcc928d"),</text:p>
      <text:p text:style-name="P3"><text:tab/><text:tab/>ObjectId("61cabaa62beaff423dcc928e"),</text:p>
      <text:p text:style-name="P3"><text:tab/><text:tab/>ObjectId("61cabaa62beaff423dcc928f"),</text:p>
      <text:p text:style-name="P3"><text:tab/><text:tab/>ObjectId("61cabaa62beaff423dcc9290"),</text:p>
      <text:p text:style-name="P3"><text:tab/><text:tab/>ObjectId("61cabaa62beaff423dcc9291"),</text:p>
      <text:p text:style-name="P3"><text:tab/><text:tab/>ObjectId("61cabaa62beaff423dcc9292")</text:p>
      <text:p text:style-name="P3"><text:tab/>]</text:p>
      <text:p text:style-name="P3">}</text:p>
      <text:p text:style-name="P3">&gt; db.fishers.insertMany([{"name" : "fiohan", "citizenId" : "f1", "age" : 32, "city" : "jaipur" },{"name" : "fianish", "citizenId" : "fi2", "age" : 34, "city" : "fhitugrah" },{"name" : "fihotulal", "citizenId" : "fi3", "age" : 37, "city" : "jaipur" },{"name" : "fiuspa", "citizenId" : "fi4", "age" : 30, "city" : "jai" },{"name" : "fiishan", "citizenId" : "fi5", "age" : 38, "city" : "vancy" },{"name" : "fiditya", "citizenId" : "fi6", "age" : 29, "city" : "jaipur" },{"name" : "fiikhil", "citizenId" : "fi7", "age" : 38, "city" : "pakistan" },{"name" : "fiansi", "citizenId" : "fi8", "age" : 32, "city" : "china" },{"name" : "fiinit", "citizenId" : "fi9", "age" : 29, "city" : "jabalpur" },{"name" : "fiukesh", "citizenId" : "fi10", "age" : 35, "city" : "jaipur" }])</text:p>
      <text:p text:style-name="P3">{</text:p>
      <text:p text:style-name="P3"><text:tab/>"acknowledged" : true,</text:p>
      <text:p text:style-name="P3"><text:tab/>"insertedIds" : [</text:p>
      <text:p text:style-name="P3"><text:tab/><text:tab/>ObjectId("61cabb842beaff423dcc9293"),</text:p>
      <text:p text:style-name="P3"><text:tab/><text:tab/>ObjectId("61cabb842beaff423dcc9294"),</text:p>
      <text:p text:style-name="P3"><text:tab/><text:tab/>ObjectId("61cabb842beaff423dcc9295"),</text:p>
      <text:p text:style-name="P3"><text:tab/><text:tab/>ObjectId("61cabb842beaff423dcc9296"),</text:p>
      <text:p text:style-name="P3"><text:tab/><text:tab/>ObjectId("61cabb842beaff423dcc9297"),</text:p>
      <text:p text:style-name="P3"><text:tab/><text:tab/>ObjectId("61cabb842beaff423dcc9298"),</text:p>
      <text:p text:style-name="P3"><text:soft-page-break/><text:tab/><text:tab/>ObjectId("61cabb842beaff423dcc9299"),</text:p>
      <text:p text:style-name="P3"><text:tab/><text:tab/>ObjectId("61cabb842beaff423dcc929a"),</text:p>
      <text:p text:style-name="P3"><text:tab/><text:tab/>ObjectId("61cabb842beaff423dcc929b"),</text:p>
      <text:p text:style-name="P3"><text:tab/><text:tab/>ObjectId("61cabb842beaff423dcc929c")</text:p>
      <text:p text:style-name="P3"><text:tab/>]</text:p>
      <text:p text:style-name="P3">}</text:p>
      <text:p text:style-name="P3">&gt; show collections</text:p>
      <text:p text:style-name="P3">doctors</text:p>
      <text:p text:style-name="P3">engineers</text:p>
      <text:p text:style-name="P3">farmers</text:p>
      <text:p text:style-name="P3">fishers</text:p>
      <text:p text:style-name="P3">merchants</text:p>
      <text:p text:style-name="P3">students</text:p>
      <text:p text:style-name="P3">teachers</text:p>
      <text:p text:style-name="P3">&gt; db.lawyers.insertMany([{"name" : "lohan", "citizenId" : "l1", "age" : 42, "city" : "jaipur" },{"name" : "lanish", "citizenId" : "l2", "age" : 24, "city" : "chitugrah" },{"name" : "lhotulal", "citizenId" : "l3", "age" : 37, "city" : "jaipur" },{"name" : "luspa", "citizenId" : "l4", "age" : 20, "city" : "jai" },{"name" : "lishan", "citizenId" : "l5", "age" : 38, "city" : "vancy" },{"name" : "lditya", "citizenId" : "l6", "age" : 29, "city" : "jaipur" },{"name" : "likhil", "citizenId" : "l7", "age" : 32, "city" : "pakistan" },{"name" : "lansi", "citizenId" : "l8", "age" : 39, "city" : "china" },{"name" : "linit", "citizenId" : "l9", "age" : 29, "city" : "jabalpur" },{"name" : "lukesh", "citizenId" : "l10", "age" : 35, "city" : "jaipur" }])</text:p>
      <text:p text:style-name="P3">{</text:p>
      <text:p text:style-name="P3"><text:tab/>"acknowledged" : true,</text:p>
      <text:p text:style-name="P3"><text:tab/>"insertedIds" : [</text:p>
      <text:p text:style-name="P3"><text:tab/><text:tab/>ObjectId("61cabec12beaff423dcc929d"),</text:p>
      <text:p text:style-name="P3"><text:tab/><text:tab/>ObjectId("61cabec12beaff423dcc929e"),</text:p>
      <text:p text:style-name="P3"><text:tab/><text:tab/>ObjectId("61cabec12beaff423dcc929f"),</text:p>
      <text:p text:style-name="P3"><text:tab/><text:tab/>ObjectId("61cabec12beaff423dcc92a0"),</text:p>
      <text:p text:style-name="P3"><text:tab/><text:tab/>ObjectId("61cabec12beaff423dcc92a1"),</text:p>
      <text:p text:style-name="P3"><text:tab/><text:tab/>ObjectId("61cabec12beaff423dcc92a2"),</text:p>
      <text:p text:style-name="P3"><text:tab/><text:tab/>ObjectId("61cabec12beaff423dcc92a3"),</text:p>
      <text:p text:style-name="P3"><text:tab/><text:tab/>ObjectId("61cabec12beaff423dcc92a4"),</text:p>
      <text:p text:style-name="P3"><text:tab/><text:tab/>ObjectId("61cabec12beaff423dcc92a5"),</text:p>
      <text:p text:style-name="P3"><text:tab/><text:tab/>ObjectId("61cabec12beaff423dcc92a6")</text:p>
      <text:p text:style-name="P3"><text:tab/>]</text:p>
      <text:p text:style-name="P3">}</text:p>
      <text:p text:style-name="P3">&gt; db.accountants.insertMany([{"name" : "aohan", "citizenId" : "a1", "age" : 42, "city" : "jaipur" },{"name" : "aanish", "citizenId" : "a2", "age" : 34, "city" : "chitugrah" },{"name" : "ahotulal", "citizenId" : "a3", "age" : 37, "city" : "jaipur" },{"name" : "auspa", "citizenId" : "a4", "age" : 20, "city" : "jai" },{"name" : "aishan", "citizenId" : "a5", "age" : 38, "city" : "vancy" },{"name" : "aaditya", "citizenId" : "a6", "age" : 29, "city" : "jaipur" },{"name" : "aikhil", "citizenId" : "a7", "age" : 32, "city" : "pakistan" },{"name" : "aansi", "citizenId" : "a8", "age" : 39, "city" : "china" },{"name" : "ainit", "citizenId" : "a9", "age" : 29, "city" : "jabalpur" },{"name" : "aukesh", "citizenId" : "l10", "age" : 35, "city" : "jaipur" }])</text:p>
      <text:p text:style-name="P3">{</text:p>
      <text:p text:style-name="P3"><text:tab/>"acknowledged" : true,</text:p>
      <text:p text:style-name="P3"><text:tab/>"insertedIds" : [</text:p>
      <text:p text:style-name="P3"><text:tab/><text:tab/>ObjectId("61cabf582beaff423dcc92a7"),</text:p>
      <text:p text:style-name="P3"><text:tab/><text:tab/>ObjectId("61cabf582beaff423dcc92a8"),</text:p>
      <text:p text:style-name="P3"><text:tab/><text:tab/>ObjectId("61cabf582beaff423dcc92a9"),</text:p>
      <text:p text:style-name="P3"><text:tab/><text:tab/>ObjectId("61cabf582beaff423dcc92aa"),</text:p>
      <text:p text:style-name="P3"><text:soft-page-break/><text:tab/><text:tab/>ObjectId("61cabf582beaff423dcc92ab"),</text:p>
      <text:p text:style-name="P3"><text:tab/><text:tab/>ObjectId("61cabf582beaff423dcc92ac"),</text:p>
      <text:p text:style-name="P3"><text:tab/><text:tab/>ObjectId("61cabf582beaff423dcc92ad"),</text:p>
      <text:p text:style-name="P3"><text:tab/><text:tab/>ObjectId("61cabf582beaff423dcc92ae"),</text:p>
      <text:p text:style-name="P3"><text:tab/><text:tab/>ObjectId("61cabf582beaff423dcc92af"),</text:p>
      <text:p text:style-name="P3"><text:tab/><text:tab/>ObjectId("61cabf582beaff423dcc92b0")</text:p>
      <text:p text:style-name="P3"><text:tab/>]</text:p>
      <text:p text:style-name="P3">}</text:p>
      <text:p text:style-name="P3">&gt; db.scientists.insertMany([{"name" : "sohan", "citizenId" : "s1", "age" : 32, "city" : "jaipur" },{"name" : "sanish", "citizenId" : "s2", "age" : 34, "city" : "fhitugrah" },{"name" : "shotulal", "citizenId" : "s3", "age" : 37, "city" : "jaipur" },{"name" : "suspa", "citizenId" : "s4", "age" : 30, "city" : "jai" },{"name" : "sishan", "citizenId" : "s5", "age" : 38, "city" : "vancy" },{"name" : "sditya", "citizenId" : "s6", "age" : 29, "city" : "jaipur" },{"name" : "sikhil", "citizenId" : "s7", "age" : 38, "city" : "pakistan" },{"name" : "sansi", "citizenId" : "s8", "age" : 32, "city" : "china" },{"name" : "sinit", "citizenId" : "s9", "age" : 29, "city" : "jabalpur" },{"name" : "sukesh", "citizenId" : "s10", "age" : 35, "city" : "jaipur" }])</text:p>
      <text:p text:style-name="P3">{</text:p>
      <text:p text:style-name="P3"><text:tab/>"acknowledged" : true,</text:p>
      <text:p text:style-name="P3"><text:tab/>"insertedIds" : [</text:p>
      <text:p text:style-name="P3"><text:tab/><text:tab/>ObjectId("61cabfe02beaff423dcc92b1"),</text:p>
      <text:p text:style-name="P3"><text:tab/><text:tab/>ObjectId("61cabfe02beaff423dcc92b2"),</text:p>
      <text:p text:style-name="P3"><text:tab/><text:tab/>ObjectId("61cabfe02beaff423dcc92b3"),</text:p>
      <text:p text:style-name="P3"><text:tab/><text:tab/>ObjectId("61cabfe02beaff423dcc92b4"),</text:p>
      <text:p text:style-name="P3"><text:tab/><text:tab/>ObjectId("61cabfe02beaff423dcc92b5"),</text:p>
      <text:p text:style-name="P3"><text:tab/><text:tab/>ObjectId("61cabfe02beaff423dcc92b6"),</text:p>
      <text:p text:style-name="P3"><text:tab/><text:tab/>ObjectId("61cabfe02beaff423dcc92b7"),</text:p>
      <text:p text:style-name="P3"><text:tab/><text:tab/>ObjectId("61cabfe02beaff423dcc92b8"),</text:p>
      <text:p text:style-name="P3"><text:tab/><text:tab/>ObjectId("61cabfe02beaff423dcc92b9"),</text:p>
      <text:p text:style-name="P3"><text:tab/><text:tab/>ObjectId("61cabfe02beaff423dcc92ba")</text:p>
      <text:p text:style-name="P3"><text:tab/>]</text:p>
      <text:p text:style-name="P3">}</text:p>
      <text:p text:style-name="P3">&gt; show collections</text:p>
      <text:p text:style-name="P3">accountants</text:p>
      <text:p text:style-name="P3">doctors</text:p>
      <text:p text:style-name="P3">engineers</text:p>
      <text:p text:style-name="P3">farmers</text:p>
      <text:p text:style-name="P3">fishers</text:p>
      <text:p text:style-name="P3">lawyers</text:p>
      <text:p text:style-name="P3">merchants</text:p>
      <text:p text:style-name="P3">scientists</text:p>
      <text:p text:style-name="P3">students</text:p>
      <text:p text:style-name="P3">teachers</text:p>
      <text:p text:style-name="P3">&gt; db.engineers.find()</text:p>
      <text:p text:style-name="P3">{ "_id" : ObjectId("61cab6d22beaff423dcc9275"), "name" : "eohan", "citizenId" : "e1", "age" : 42, "city" : "jaipur" }</text:p>
      <text:p text:style-name="P3">{ "_id" : ObjectId("61cab6d22beaff423dcc9276"), "name" : "eanish", "citizenId" : "e2", "age" : 24, "city" : "chitugrah" }</text:p>
      <text:p text:style-name="P3">{ "_id" : ObjectId("61cab6d22beaff423dcc9277"), "name" : "ehotulal", "citizenId" : "e3", "age" : 37, "city" : "jaipur" }</text:p>
      <text:p text:style-name="P3">{ "_id" : ObjectId("61cab6d22beaff423dcc9278"), "name" : "euspa", "citizenId" : "e4", "age" : 20, "city" : "jai" }</text:p>
      <text:p text:style-name="P3"><text:soft-page-break/>{ "_id" : ObjectId("61cab6d22beaff423dcc9279"), "name" : "eishan", "citizenId" : "e5", "age" : 38, "city" : "vancy" }</text:p>
      <text:p text:style-name="P3">{ "_id" : ObjectId("61cab6d22beaff423dcc927a"), "name" : "editya", "citizenId" : "e6", "age" : 29, "city" : "jaipur" }</text:p>
      <text:p text:style-name="P3">{ "_id" : ObjectId("61cab6d22beaff423dcc927b"), "name" : "eikhil", "citizenId" : "e7", "age" : 32, "city" : "pakistan" }</text:p>
      <text:p text:style-name="P3">{ "_id" : ObjectId("61cab6d22beaff423dcc927c"), "name" : "eansi", "citizenId" : "e8", "age" : 39, "city" : "china" }</text:p>
      <text:p text:style-name="P3">{ "_id" : ObjectId("61cab6d22beaff423dcc927d"), "name" : "einit", "citizenId" : "e9", "age" : 29, "city" : "jabalpur" }</text:p>
      <text:p text:style-name="P3">{ "_id" : ObjectId("61cab6d22beaff423dcc927e"), "name" : "eukesh", "citizenId" : "e10", "age" : 35, "city" : "jaipur" }</text:p>
      <text:p text:style-name="P3">&gt;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2:41:03.242383718</meta:creation-date>
    <dc:date>2021-12-28T13:18:18.146228445</dc:date>
    <meta:editing-duration>PT27M4S</meta:editing-duration>
    <meta:editing-cycles>1</meta:editing-cycles>
    <meta:document-statistic meta:table-count="0" meta:image-count="0" meta:object-count="0" meta:page-count="9" meta:paragraph-count="322" meta:word-count="2243" meta:character-count="18457" meta:non-whitespace-character-count="16157"/>
    <meta:generator>LibreOffice/6.4.7.2$Linux_X86_64 LibreOffice_project/40$Build-2</meta:generator>
  </office:meta>
</office:document-meta>
</file>